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001409_3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22.77" calcext:value-type="float">
            <text:p>22.77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46 kWh</text:p>
          </table:table-cell>
          <table:table-cell office:value-type="float" office:value="1585.54" calcext:value-type="float">
            <text:p>1585.54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17.53" calcext:value-type="float">
            <text:p>17.53</text:p>
          </table:table-cell>
          <table:table-cell table:number-columns-repeated="5"/>
          <table:table-cell office:value-type="string" calcext:value-type="string">
            <text:p>T-0</text:p>
          </table:table-cell>
          <table:table-cell office:value-type="float" office:value="1793.47" calcext:value-type="float">
            <text:p>1793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9.42" calcext:value-type="float">
            <text:p>29.42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64 kWh</text:p>
          </table:table-cell>
          <table:table-cell office:value-type="float" office:value="2437.8" calcext:value-type="float">
            <text:p>2437.8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26.05" calcext:value-type="float">
            <text:p>26.05</text:p>
          </table:table-cell>
          <table:table-cell office:value-type="float" office:value="170.65" calcext:value-type="float">
            <text:p>170.65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830.92" calcext:value-type="float">
            <text:p>2830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52.66" calcext:value-type="float">
            <text:p>52.6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424 kWh</text:p>
          </table:table-cell>
          <table:table-cell office:value-type="float" office:value="2861.91" calcext:value-type="float">
            <text:p>2861.91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30.28" calcext:value-type="float">
            <text:p>30.28</text:p>
          </table:table-cell>
          <table:table-cell office:value-type="float" office:value="200.33" calcext:value-type="float">
            <text:p>200.33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3311.5" calcext:value-type="float">
            <text:p>331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32.86" calcext:value-type="float">
            <text:p>32.86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373 kWh</text:p>
          </table:table-cell>
          <table:table-cell office:value-type="float" office:value="2481.8" calcext:value-type="float">
            <text:p>2481.8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26.47" calcext:value-type="float">
            <text:p>26.47</text:p>
          </table:table-cell>
          <table:table-cell office:value-type="float" office:value="173.73" calcext:value-type="float">
            <text:p>173.73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880.49" calcext:value-type="float">
            <text:p>2880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1.73" calcext:value-type="float">
            <text:p>11.73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88 kWh</text:p>
          </table:table-cell>
          <table:table-cell office:value-type="float" office:value="2579.65" calcext:value-type="float">
            <text:p>2579.65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27.45" calcext:value-type="float">
            <text:p>27.45</text:p>
          </table:table-cell>
          <table:table-cell office:value-type="float" office:value="180.58" calcext:value-type="float">
            <text:p>180.58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964.37" calcext:value-type="float">
            <text:p>2964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5.59" calcext:value-type="float">
            <text:p>5.5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400 kWh</text:p>
          </table:table-cell>
          <table:table-cell office:value-type="float" office:value="2654.74" calcext:value-type="float">
            <text:p>2654.74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28.19" calcext:value-type="float">
            <text:p>28.19</text:p>
          </table:table-cell>
          <table:table-cell office:value-type="float" office:value="185.83" calcext:value-type="float">
            <text:p>185.83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3038.64" calcext:value-type="float">
            <text:p>3038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91.59" calcext:value-type="float">
            <text:p>191.59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429 kWh</text:p>
          </table:table-cell>
          <table:table-cell office:value-type="float" office:value="2850.72" calcext:value-type="float">
            <text:p>2850.72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30.14" calcext:value-type="float">
            <text:p>30.14</text:p>
          </table:table-cell>
          <table:table-cell office:value-type="float" office:value="199.55" calcext:value-type="float">
            <text:p>199.55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3435.62" calcext:value-type="float">
            <text:p>3435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442 kWh</text:p>
          </table:table-cell>
          <table:table-cell office:value-type="float" office:value="2931.24" calcext:value-type="float">
            <text:p>2931.24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0.94" calcext:value-type="float">
            <text:p>30.94</text:p>
          </table:table-cell>
          <table:table-cell office:value-type="float" office:value="205.19" calcext:value-type="float">
            <text:p>205.19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3330.33" calcext:value-type="float">
            <text:p>3330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450 kWh</text:p>
          </table:table-cell>
          <table:table-cell office:value-type="float" office:value="2935.81" calcext:value-type="float">
            <text:p>2935.81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30.98" calcext:value-type="float">
            <text:p>30.98</text:p>
          </table:table-cell>
          <table:table-cell office:value-type="float" office:value="205.51" calcext:value-type="float">
            <text:p>205.51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3334.57" calcext:value-type="float">
            <text:p>3334.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409 kWh</text:p>
          </table:table-cell>
          <table:table-cell office:value-type="float" office:value="2617.15" calcext:value-type="float">
            <text:p>2617.1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27.8" calcext:value-type="float">
            <text:p>27.8</text:p>
          </table:table-cell>
          <table:table-cell office:value-type="float" office:value="183.2" calcext:value-type="float">
            <text:p>183.2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990.62" calcext:value-type="float">
            <text:p>2990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358 kWh</text:p>
          </table:table-cell>
          <table:table-cell office:value-type="float" office:value="2256.82" calcext:value-type="float">
            <text:p>2256.82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24.19" calcext:value-type="float">
            <text:p>24.19</text:p>
          </table:table-cell>
          <table:table-cell office:value-type="float" office:value="157.98" calcext:value-type="float">
            <text:p>157.98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600.78" calcext:value-type="float">
            <text:p>2600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369 kWh</text:p>
          </table:table-cell>
          <table:table-cell office:value-type="float" office:value="2323.16" calcext:value-type="float">
            <text:p>2323.16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24.84" calcext:value-type="float">
            <text:p>24.84</text:p>
          </table:table-cell>
          <table:table-cell office:value-type="float" office:value="162.62" calcext:value-type="float">
            <text:p>162.62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671.77" calcext:value-type="float">
            <text:p>2671.77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8:06:03.485000000</meta:creation-date>
    <dc:date>2018-03-27T08:40:34.848000000</dc:date>
    <meta:editing-duration>PT14S</meta:editing-duration>
    <meta:editing-cycles>1</meta:editing-cycles>
    <meta:document-statistic meta:table-count="1" meta:cell-count="154" meta:object-count="0"/>
    <meta:generator>LibreOffice/5.3.4.2$Windows_x86 LibreOffice_project/f82d347ccc0be322489bf7da61d7e4ad13fe2ff3</meta:generator>
  </office:meta>
</office:document-meta>
</file>